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out 2/3 of all classifications refer to a subject_id that does not exist in the subjects report.</text:p>
      <text:p text:style-name="Standard"/>
      <text:p text:style-name="Standard">The way that subjects were being deduped was to clean and compare raw uploaded filenames. Luckily, this data has life on both subject, and classification for some reason.</text:p>
      <text:p text:style-name="Standard"/>
      <text:p text:style-name="Standard">Therefore, I can clean the name from the classification and add the subjects to the subjects data structure and the uid data structure, <text:s/>but these entries will be missing some data and will need to be flagged as user created as a stop-gap</text:p>
      <text:p text:style-name="Standard"/>
      <text:p text:style-name="Standard">I am concluding that these reports are not actually meant for analysis. There are so many problems with it, so much that is missing or omitted, that this can't be the intended primary method to do any sort of complex analysis. I am concluding that the tools which are offered, or using the API, is the only actual way to get data about these projects, as it must contain much additional information which is not contained in the downloadable reports but which is still essential to doing analysis. My recommendation in the future is to use the reports for something else, but not formal analysis. There are too many issues and the reports require an extensive level of analysis, cleaning, and normalization. </text:p>
      <text:p text:style-name="Standard"/>
      <text:p text:style-name="Standard">There's errors in almost every single possible iteration of potential errors: submissions without boxes, boxes without labels, boxes without contents, missing subject ids on classifications, no exposed built-in way to normalize classification name</text:p>
      <text:p text:style-name="Standard">there is a significant chance a student could interpret this data disaster in the given time with no prior experience. </text:p>
      <text:p text:style-name="Standard"/>
      <text:p text:style-name="Standard">Zooniverse needs to be contacted about the incredible difficulty that has been experienced while attempting to use the reports. The reports are either a vestigial remainder from an older version of zooniverse and have not been updated along with the rest of the platform and everyone is expected to use another method, or they have a different intended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1T09:57:58.05</meta:creation-date>
    <dc:date>2022-05-01T10:59:33.49</dc:date>
    <meta:editing-duration>PT1H1M33S</meta:editing-duration>
    <meta:editing-cycles>6</meta:editing-cycles>
    <meta:generator>OpenOffice/4.1.11$Win32 OpenOffice.org_project/4111m1$Build-9808</meta:generator>
    <meta:document-statistic meta:table-count="0" meta:image-count="0" meta:object-count="0" meta:page-count="1" meta:paragraph-count="7" meta:word-count="322" meta:character-count="1937"/>
  </office:meta>
</office:document-meta>
</file>